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5.272cm" style:rel-column-width="20324*"/>
    </style:style>
    <style:style style:name="Table4.B" style:family="table-column">
      <style:table-column-properties style:column-width="11.728cm" style:rel-column-width="4521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cm" fo:margin-left="0cm" fo:margin-right="0.011cm" fo:margin-top="0cm" fo:margin-bottom="0.499cm" fo:break-before="auto" fo:break-after="auto" table:align="margins" fo:keep-with-next="auto" style:may-break-between-rows="true" table:border-model="collapsing"/>
    </style:style>
    <style:style style:name="Table8.A" style:family="table-column">
      <style:table-column-properties style:column-width="5.29cm" style:rel-column-width="20404*"/>
    </style:style>
    <style:style style:name="Table8.B" style:family="table-column">
      <style:table-column-properties style:column-width="11.7cm" style:rel-column-width="45131*"/>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keep-with-next="auto" style:may-break-between-rows="true" table:border-model="collapsing"/>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keep-together="alway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4.136cm" style:rel-column-width="15945*"/>
    </style:style>
    <style:style style:name="Table5.B" style:family="table-column">
      <style:table-column-properties style:column-width="12.864cm" style:rel-column-width="4959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cm" fo:margin-left="0cm" fo:margin-right="0.011cm" fo:margin-top="0cm" fo:margin-bottom="0.499cm" fo:break-before="auto" fo:break-after="auto" table:align="margins" fo:keep-with-next="auto" style:may-break-between-rows="true" table:border-model="collapsing"/>
    </style:style>
    <style:style style:name="Table6.A" style:family="table-column">
      <style:table-column-properties style:column-width="5.29cm" style:rel-column-width="20405*"/>
    </style:style>
    <style:style style:name="Table6.B" style:family="table-column">
      <style:table-column-properties style:column-width="11.7cm" style:rel-column-width="45130*"/>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703cm"/>
    </style:style>
    <style:style style:name="Table9.B" style:family="table-column">
      <style:table-column-properties style:column-width="12.298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1f0121"/>
    </style:style>
    <style:style style:name="P5" style:family="paragraph" style:parent-style-name="Text_20_body">
      <style:text-properties officeooo:paragraph-rsid="00ac0dfc"/>
    </style:style>
    <style:style style:name="P6" style:family="paragraph" style:parent-style-name="Text_20_body">
      <style:text-properties officeooo:paragraph-rsid="00a61078"/>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61078"/>
    </style:style>
    <style:style style:name="P9" style:family="paragraph" style:parent-style-name="Text_20_body">
      <style:text-properties officeooo:paragraph-rsid="00c43b34"/>
    </style:style>
    <style:style style:name="P10" style:family="paragraph" style:parent-style-name="Text_20_body">
      <style:text-properties officeooo:paragraph-rsid="00c5e3b7"/>
    </style:style>
    <style:style style:name="P11" style:family="paragraph" style:parent-style-name="Subtitle">
      <style:text-properties fo:language="en" fo:country="US" officeooo:rsid="001f0121"/>
    </style:style>
    <style:style style:name="P12" style:family="paragraph" style:parent-style-name="Text_20_body">
      <style:paragraph-properties fo:margin-top="0cm" fo:margin-bottom="0cm" loext:contextual-spacing="false"/>
      <style:text-properties officeooo:paragraph-rsid="00a61078"/>
    </style:style>
    <style:style style:name="P13" style:family="paragraph" style:parent-style-name="Text_20_body">
      <style:paragraph-properties fo:margin-top="0cm" fo:margin-bottom="0cm" loext:contextual-spacing="false"/>
      <style:text-properties officeooo:rsid="00bfbd19" officeooo:paragraph-rsid="00bfbd19"/>
    </style:style>
    <style:style style:name="P14" style:family="paragraph" style:parent-style-name="Text_20_body">
      <style:paragraph-properties fo:margin-top="0cm" fo:margin-bottom="0cm" loext:contextual-spacing="false"/>
      <style:text-properties officeooo:paragraph-rsid="00e27694"/>
    </style:style>
    <style:style style:name="P15" style:family="paragraph" style:parent-style-name="Guide_20_Name">
      <style:text-properties fo:language="en" fo:country="US" officeooo:rsid="001f0121" officeooo:paragraph-rsid="00a513bf"/>
    </style:style>
    <style:style style:name="P16" style:family="paragraph" style:parent-style-name="Title">
      <style:text-properties fo:language="en" fo:country="US" officeooo:rsid="001f0121" officeooo:paragraph-rsid="00a513bf"/>
    </style:style>
    <style:style style:name="P17" style:family="paragraph" style:parent-style-name="Text_20_Note">
      <style:text-properties officeooo:paragraph-rsid="00a61078"/>
    </style:style>
    <style:style style:name="P18" style:family="paragraph" style:parent-style-name="Text_20_Body_20_List_20_Intro">
      <style:text-properties officeooo:paragraph-rsid="00a61078"/>
    </style:style>
    <style:style style:name="P1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List_20_1">
      <style:text-properties officeooo:paragraph-rsid="00a61078"/>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text-properties officeooo:paragraph-rsid="00ad421f"/>
    </style:style>
    <style:style style:name="P28" style:family="paragraph" style:parent-style-name="Heading_20_1">
      <style:text-properties officeooo:paragraph-rsid="00a61078"/>
    </style:style>
    <style:style style:name="P29" style:family="paragraph" style:parent-style-name="Heading_20_1" style:master-page-name="LOFrontMatter">
      <style:paragraph-properties style:page-number="auto"/>
      <style:text-properties fo:language="en" fo:country="US"/>
    </style:style>
    <style:style style:name="P30" style:family="paragraph" style:parent-style-name="Heading_20_1" style:master-page-name="Standard">
      <style:paragraph-properties style:page-number="auto"/>
      <style:text-properties fo:language="en" fo:country="US" officeooo:paragraph-rsid="00a61078"/>
    </style:style>
    <style:style style:name="P31" style:family="paragraph" style:parent-style-name="Heading_20_1">
      <style:paragraph-properties fo:margin-top="0.3cm" fo:margin-bottom="0.3cm" loext:contextual-spacing="false" style:writing-mode="page"/>
      <style:text-properties officeooo:paragraph-rsid="00a61078"/>
    </style:style>
    <style:style style:name="P32" style:family="paragraph" style:parent-style-name="Heading_20_1">
      <style:paragraph-properties fo:margin-top="0.4cm" fo:margin-bottom="0.3cm" loext:contextual-spacing="false" style:writing-mode="page"/>
      <style:text-properties officeooo:paragraph-rsid="00a61078"/>
    </style:style>
    <style:style style:name="P3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4" style:family="paragraph" style:parent-style-name="Heading_20_2">
      <style:text-properties officeooo:paragraph-rsid="00733b65"/>
    </style:style>
    <style:style style:name="P35" style:family="paragraph" style:parent-style-name="Heading_20_2">
      <style:text-properties officeooo:paragraph-rsid="00916c9a"/>
    </style:style>
    <style:style style:name="P36" style:family="paragraph" style:parent-style-name="Heading_20_2">
      <style:text-properties officeooo:paragraph-rsid="00c2a1e5"/>
    </style:style>
    <style:style style:name="P37" style:family="paragraph" style:parent-style-name="Heading_20_2">
      <style:text-properties officeooo:paragraph-rsid="00c43b34"/>
    </style:style>
    <style:style style:name="P38" style:family="paragraph" style:parent-style-name="Heading_20_2">
      <style:text-properties officeooo:paragraph-rsid="00a61078"/>
    </style:style>
    <style:style style:name="P39" style:family="paragraph" style:parent-style-name="Heading_20_2" style:master-page-name="">
      <style:paragraph-properties style:page-number="auto" fo:break-before="auto" fo:break-after="auto" style:writing-mode="page"/>
    </style:style>
    <style:style style:name="P40" style:family="paragraph" style:parent-style-name="Footer">
      <style:paragraph-properties fo:text-align="start" style:justify-single-word="false"/>
      <style:text-properties officeooo:paragraph-rsid="00e3e018"/>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daba39"/>
    </style:style>
    <style:style style:name="T7" style:family="text">
      <style:text-properties officeooo:rsid="00dd6be9"/>
    </style:style>
    <style:style style:name="T8" style:family="text">
      <style:text-properties officeooo:rsid="00e04058"/>
    </style:style>
    <style:style style:name="T9" style:family="text">
      <style:text-properties officeooo:rsid="00e23bae"/>
    </style:style>
    <style:style style:name="T10" style:family="text">
      <style:text-properties officeooo:rsid="00e276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15"><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Appendix A <text:s/><text:line-break/>Klávesové zkratky</text:p>
      <text:p text:style-name="P11"/>
      <text:section text:style-name="Sect1" text:name="GS6015S1" text:condition="ooow:book eq 1" text:display="condition">
        <text:h text:style-name="P29" text:outline-level="1"><text:bookmark-start text:name="__RefHeading__5636_1566568644"/>Autorská práva<text:bookmark-end text:name="__RefHeading__5636_1566568644"/></text:h>
        <text:p text:style-name="P3">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3">Olivier Hallot</text:p>
            </table:table-cell>
            <table:table-cell table:style-name="Table2.A1" office:value-type="string">
              <text:p text:style-name="P12"/>
            </table:table-cell>
            <table:table-cell table:style-name="Table2.A1" office:value-type="string">
              <text:p text:style-name="P12"/>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101209391"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34" text:outline-level="2"><text:bookmark-start text:name="__RefHeading__5642_1566568644"/>Poděkování<text:bookmark-end text:name="__RefHeading__5642_1566568644"/></text:h>
        <text:p text:style-name="Text_20_body">Tato příloha byla vytvořena na základě přílohy A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12">Peter Hillier-Brook</text:p>
            </table:table-cell>
            <table:table-cell table:style-name="Table3.A1" office:value-type="string">
              <text:p text:style-name="P12">Jean Hollis Weber</text:p>
            </table:table-cell>
            <table:table-cell table:style-name="Table3.A1" office:value-type="string">
              <text:p text:style-name="P12">Alexander Noël Dunne</text:p>
            </table:table-cell>
          </table:table-row>
          <table:table-row>
            <table:table-cell table:style-name="Table3.A1" office:value-type="string">
              <text:p text:style-name="P14">John A Smith</text:p>
            </table:table-cell>
            <table:table-cell table:style-name="Table3.A1" office:value-type="string">
              <text:p text:style-name="P14">Ron Faile Jr.</text:p>
            </table:table-cell>
            <table:table-cell table:style-name="Table3.A1" office:value-type="string">
              <text:p text:style-name="P12"/>
            </table:table-cell>
          </table:table-row>
        </table:table>
        <text:h text:style-name="P35" text:outline-level="2"><text:bookmark-start text:name="__RefHeading__5644_1566568644"/>Datum vydání a verze programu<text:bookmark-end text:name="__RefHeading__5644_1566568644"/></text:h>
        <text:p text:style-name="P4">Published <text:span text:style-name="T10">August</text:span> 201<text:span text:style-name="T10">8</text:span>. Based on LibreOffice <text:span text:style-name="T6">6.0</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26"><text:a xlink:type="simple" xlink:href="#__RefHeading__5638_1566568644" text:style-name="Index_20_Link" text:visited-style-name="Index_20_Link">Přispěvatelé<text:tab/>2</text:a></text:p>
            <text:p text:style-name="P26"><text:a xlink:type="simple" xlink:href="#__RefHeading__5640_1566568644" text:style-name="Index_20_Link" text:visited-style-name="Index_20_Link">Zpětná vazba<text:tab/>2</text:a></text:p>
            <text:p text:style-name="P26"><text:a xlink:type="simple" xlink:href="#__RefHeading__5642_1566568644" text:style-name="Index_20_Link" text:visited-style-name="Index_20_Link">Poděkování<text:tab/>2</text:a></text:p>
            <text:p text:style-name="P26"><text:a xlink:type="simple" xlink:href="#__RefHeading__5644_1566568644" text:style-name="Index_20_Link" text:visited-style-name="Index_20_Link">Datum vydání a verze programu<text:tab/>2</text:a></text:p>
            <text:p text:style-name="P41"><text:a xlink:type="simple" xlink:href="#__RefHeading__5648_1566568644" text:style-name="Index_20_Link" text:visited-style-name="Index_20_Link">Úvod<text:tab/>4</text:a></text:p>
            <text:p text:style-name="P26"><text:a xlink:type="simple" xlink:href="#__RefHeading___Toc1325_1404361889" text:style-name="Index_20_Link" text:visited-style-name="Index_20_Link">Assistive tools in LibreOffice<text:tab/>4</text:a></text:p>
            <text:p text:style-name="P26"><text:a xlink:type="simple" xlink:href="#__RefHeading__6646_1474499666" text:style-name="Index_20_Link" text:visited-style-name="Index_20_Link">Tip pro uživatele systému Macintosh<text:tab/>4</text:a></text:p>
            <text:p text:style-name="P26"><text:a xlink:type="simple" xlink:href="#__RefHeading___Toc1359_1404361889" text:style-name="Index_20_Link" text:visited-style-name="Index_20_Link">Získání nápovědy<text:tab/>4</text:a></text:p>
            <text:p text:style-name="P41"><text:a xlink:type="simple" xlink:href="#__RefHeading__3055_280305268" text:style-name="Index_20_Link" text:visited-style-name="Index_20_Link">Obecné klávesové zkratky<text:tab/>5</text:a></text:p>
            <text:p text:style-name="P26"><text:a xlink:type="simple" xlink:href="#__RefHeading__7990_1196992793" text:style-name="Index_20_Link" text:visited-style-name="Index_20_Link">Otevírání nabídky a položek nabídky<text:tab/>5</text:a></text:p>
            <text:p text:style-name="P26"><text:a xlink:type="simple" xlink:href="#__RefHeading__9176_964876837" text:style-name="Index_20_Link" text:visited-style-name="Index_20_Link">Přístup k příkazům hlavní nabídky<text:tab/>5</text:a></text:p>
            <text:p text:style-name="P26"><text:a xlink:type="simple" xlink:href="#__RefHeading__2804_1683030460" text:style-name="Index_20_Link" text:visited-style-name="Index_20_Link">Running a toolbar command<text:tab/>5</text:a></text:p>
            <text:p text:style-name="P41"><text:a xlink:type="simple" xlink:href="#__RefHeading__9178_964876837" text:style-name="Index_20_Link" text:visited-style-name="Index_20_Link">Navigace a výběr pomocí klávesnice<text:tab/>6</text:a></text:p>
            <text:p text:style-name="P41"><text:a xlink:type="simple" xlink:href="#__RefHeading__3057_280305268" text:style-name="Index_20_Link" text:visited-style-name="Index_20_Link">Ovládání dialogových oken<text:tab/>6</text:a></text:p>
            <text:p text:style-name="P41"><text:a xlink:type="simple" xlink:href="#__RefHeading__9180_964876837" text:style-name="Index_20_Link" text:visited-style-name="Index_20_Link">Controlling macros<text:tab/>7</text:a></text:p>
            <text:p text:style-name="P41"><text:a xlink:type="simple" xlink:href="#__RefHeading__3063_280305268" text:style-name="Index_20_Link" text:visited-style-name="Index_20_Link">Správa dokumentů<text:tab/>7</text:a></text:p>
            <text:p text:style-name="P41"><text:a xlink:type="simple" xlink:href="#__RefHeading__3065_280305268" text:style-name="Index_20_Link" text:visited-style-name="Index_20_Link">Úprava dokumentů<text:tab/>7</text:a></text:p>
            <text:p text:style-name="P41"><text:a xlink:type="simple" xlink:href="#__RefHeading__4070_474125404" text:style-name="Index_20_Link" text:visited-style-name="Index_20_Link">Selecting rows and columns in a database table opened by Ctrl+Shift+F4<text:tab/>8</text:a></text:p>
            <text:p text:style-name="P41"><text:a xlink:type="simple" xlink:href="#__RefHeading__5929_1920147500" text:style-name="Index_20_Link" text:visited-style-name="Index_20_Link">Klávesové zkratky pro objekty kresby<text:tab/>8</text:a></text:p>
            <text:p text:style-name="P41"><text:a xlink:type="simple" xlink:href="#__RefHeading__3071_280305268" text:style-name="Index_20_Link" text:visited-style-name="Index_20_Link">Určení klávesových zkratek<text:tab/>9</text:a></text:p>
            <text:p text:style-name="P41"><text:a xlink:type="simple" xlink:href="#__RefHeading__3073_280305268" text:style-name="Index_20_Link" text:visited-style-name="Index_20_Link">Více informací<text:tab/>9</text:a></text:p>
          </text:index-body>
        </text:table-of-content>
        <text:p text:style-name="Page_20_Break"/>
      </text:section>
      <text:h text:style-name="P30" text:outline-level="1"><text:bookmark-start text:name="__RefHeading__5648_1566568644"/>Úvod<text:bookmark-end text:name="__RefHeading__5648_1566568644"/></text:h>
      <text:p text:style-name="P6">LibreOffice je možné používat i bez kurzorového zařízení, jako je například myš nebo touchpad, a to pomocí zabudovaných klávesových zkratek.</text:p>
      <text:p text:style-name="P10">Tato příloha uvádí seznam některých nejčastěji používaných zabudovaných klávesových zkratek, které je možné používat ve všech programech balíku LibreOffice. Klávesové zkratky, typické pro jednotlivé součásti Writer, Calc, Impress, Draw a Base, jsou uvedeny v příručkách k jednotlivým programům nebo je lze nalézt v nápovědě.</text:p>
      <text:list xml:id="list189754654" text:style-name="Heading_20_Caution">
        <text:list-item>
          <text:p text:style-name="Heading_20_Caution">Warning</text:p>
        </text:list-item>
      </text:list>
      <text:p text:style-name="P17">Některé zde uvedené klávesové zkratky nemusí fungovat, pokud je operační systém používá pro jiné účely.</text:p>
      <text:p text:style-name="P17">Takové konflikty můžeme vyřešit přiřazením jiné klávesové zkratky, a to buď změnou nastavení LibreOffice (kapitola 14) nebo operačního systému (informace je třeba vyhledat v jeho dokumentaci).</text:p>
      <text:h text:style-name="P39" text:outline-level="2"><text:bookmark-start text:name="__RefHeading___Toc1325_1404361889"/>Assistive tools in LibreOffice<text:bookmark-end text:name="__RefHeading___Toc1325_1404361889"/></text:h>
      <text:p text:style-name="P5">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a xlink:type="simple" xlink:href="http://wiki.documentfoundation.org/Accessibility" text:style-name="Internet_20_link" text:visited-style-name="Visited_20_Internet_20_Link">http://wiki.documentfoundation.org/Accessibility</text:a>.</text:p>
      <text:h text:style-name="P36" text:outline-level="2"><text:bookmark-start text:name="__RefHeading__6646_1474499666"/>Tip pro uživatele systému Macintosh<text:bookmark-end text:name="__RefHeading__6646_1474499666"/></text:h>
      <text:p text:style-name="P9">Některé klávesové zkratky a položky nabídky jsou v systému Mac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Ekvivalent pro Mac</text:p>
          </table:table-cell>
          <table:table-cell table:style-name="Table10.A1" office:value-type="string">
            <text:p text:style-name="Table_20_Heading">Význam</text:p>
          </table:table-cell>
        </table:table-row>
        <table:table-row table:style-name="Table10.1">
          <table:table-cell table:style-name="Table10.A2" office:value-type="string">
            <text:p text:style-name="P19"><text:span text:style-name="LOKeystroke">Klepnutí pravým tlačítkem</text:span></text:p>
          </table:table-cell>
          <table:table-cell table:style-name="Table10.A2" office:value-type="string">
            <text:p text:style-name="P19">Control+klepnutí a/nebo klepnutí pravým tlačítkem v závislosti na operačním systému počítače</text:p>
          </table:table-cell>
          <table:table-cell table:style-name="Table10.C2" office:value-type="string">
            <text:p text:style-name="P19">Otevře se místní nabídka</text:p>
          </table:table-cell>
        </table:table-row>
        <table:table-row table:style-name="Table10.1">
          <table:table-cell table:style-name="Table10.A2" office:value-type="string">
            <text:p text:style-name="P19"><text:span text:style-name="LOKeystroke">Ctrl</text:span> (<text:span text:style-name="LOKeystroke">Control</text:span>)</text:p>
          </table:table-cell>
          <table:table-cell table:style-name="Table10.A2" office:value-type="string">
            <text:p text:style-name="P19">⌘ (<text:span text:style-name="LOKeystroke">Command</text:span>)</text:p>
          </table:table-cell>
          <table:table-cell table:style-name="Table10.A2" office:value-type="string">
            <text:p text:style-name="P19">Používá se i s jinými klávesami</text:p>
          </table:table-cell>
        </table:table-row>
        <table:table-row table:style-name="Table10.1">
          <table:table-cell table:style-name="Table10.A2" office:value-type="string">
            <text:p text:style-name="P19"><text:span text:style-name="LOKeystroke">F5</text:span></text:p>
          </table:table-cell>
          <table:table-cell table:style-name="Table10.A2" office:value-type="string">
            <text:p text:style-name="P19"><text:span text:style-name="LOKeystroke">Shift</text:span>+⌘+<text:span text:style-name="LOKeystroke">F5</text:span></text:p>
          </table:table-cell>
          <table:table-cell table:style-name="Table10.C2" office:value-type="string">
            <text:p text:style-name="P19">Otevřete Navigátor</text:p>
          </table:table-cell>
        </table:table-row>
        <table:table-row table:style-name="Table10.1">
          <table:table-cell table:style-name="Table10.A2" office:value-type="string">
            <text:p text:style-name="P19"><text:span text:style-name="LOKeystroke">F11</text:span></text:p>
          </table:table-cell>
          <table:table-cell table:style-name="Table10.A2" office:value-type="string">
            <text:p text:style-name="P19">⌘+<text:span text:style-name="LOKeystroke">T</text:span></text:p>
          </table:table-cell>
          <table:table-cell table:style-name="Table10.A2" office:value-type="string">
            <text:p text:style-name="P19">Otevře okno Styly a formátování.</text:p>
          </table:table-cell>
        </table:table-row>
      </table:table>
      <text:h text:style-name="P37"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Table_20_Heading">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Standard"><text:span text:style-name="LOKeystroke">F1</text:span></text:p>
          </table:table-cell>
          <table:table-cell table:style-name="Table4.A2" office:value-type="string">
            <text:p text:style-name="P23">Opens the LibreOffice Help <text:span text:style-name="T6">contents in the user default browser. If the local Help package is not installed, LibreOffice opens the online Help located in </text:span><text:a xlink:type="simple" xlink:href="http://help.libreoffice.org/" text:style-name="Internet_20_link" text:visited-style-name="Visited_20_Internet_20_Link"><text:span text:style-name="T6">http://help.libreoffice.org</text:span></text:a><text:span text:style-name="T6"> </text:span></text:p>
          </table:table-cell>
        </table:table-row>
        <table:table-row table:style-name="Table4.1">
          <table:table-cell table:style-name="Table4.A2" office:value-type="string">
            <text:p text:style-name="P23"><text:span text:style-name="LOKeystroke">Shift+F1</text:span></text:p>
          </table:table-cell>
          <table:table-cell table:style-name="Table4.B3" office:value-type="string">
            <text:p text:style-name="P23">Kurzor se přepne do režimu <text:span text:style-name="LOEmphasis">Co je to?</text:span> se symbolem otazníku. Zobrazí se tip pro položku pod kurzorem. <text:span text:style-name="T7">The shortcut does not work with the online help.</text:span></text:p>
          </table:table-cell>
        </table:table-row>
        <table:table-row table:style-name="Table4.1">
          <table:table-cell table:style-name="Table4.A2" office:value-type="string">
            <text:p text:style-name="P23"><text:span text:style-name="LOKeystroke">Shift+F2</text:span></text:p>
          </table:table-cell>
          <table:table-cell table:style-name="Table4.A2" office:value-type="string">
            <text:p text:style-name="P24">Zobrazí se tip pro vybranou položku. <text:span text:style-name="T7">The shortcut does not work with the online help.</text:span></text:p>
          </table:table-cell>
        </table:table-row>
        <table:table-row table:style-name="Table4.1">
          <table:table-cell table:style-name="Table4.A2" office:value-type="string">
            <text:p text:style-name="P23"><text:span text:style-name="LOKeystroke">Esc</text:span></text:p>
          </table:table-cell>
          <table:table-cell table:style-name="Table4.B5" office:value-type="string">
            <text:p text:style-name="P23">V nápovědě LibreOffice: přejde se o úroveň výš. <text:span text:style-name="T8">For Help online, the key is handled by the browser.</text:span></text:p>
          </table:table-cell>
        </table:table-row>
      </table:table>
      <text:h text:style-name="P27" text:outline-level="1"><text:bookmark-start text:name="__RefHeading__3055_280305268"/><text:soft-page-break/>Obecné klávesové zkratky<text:bookmark-end text:name="__RefHeading__3055_280305268"/></text:h>
      <text:h text:style-name="P3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0"><text:span text:style-name="LOKeystroke">Alt+&lt;?&gt;</text:span></text:p>
          </table:table-cell>
          <table:table-cell table:style-name="Table8.A2" office:value-type="string">
            <text:p text:style-name="P20">Otevře se nabídka, přičemž &lt;?&gt; je podtržené písmeno nabídky, kterou chceme otevřít. For example, <text:span text:style-name="LOKeystroke">Alt+F</text:span> opens the menu <text:span text:style-name="LOMenuPath">File.</text:span></text:p>
            <text:p text:style-name="P20">Pokud je nabídka otevřená, opět v jednotlivých položkách vidíme podtržené znaky. You can access these menu items directly by pressing the underlined character key. Pokud tentýž podtržený znak má dvě položky, stiskneme ho dvakrát, čímž se přesuneme na druhou položku.</text:p>
            <text:p text:style-name="P20">Příklad: pokud chceme vybrat položku <text:span text:style-name="LOMenuPath">Řídicí znaky</text:span> v nabídce <text:span text:style-name="LOMenuPath">Zobrazit</text:span>, dvakrát stiskneme klávesu <text:span text:style-name="LOKeystroke">R</text:span>, abychom se z úvodního výběru položky <text:span text:style-name="LOMenuPath">Pravítko</text:span> přesunuli na <text:span text:style-name="LOMenuPath">Řídicí znaky</text:span>.</text:p>
            <text:p text:style-name="P20">Může se stát, že položka v nabídce nemá podtržený žádný znak. Na ni je třeba přímo kliknout myší.</text:p>
          </table:table-cell>
        </table:table-row>
        <table:table-row table:style-name="Table8.3">
          <table:table-cell table:style-name="Table8.A2" office:value-type="string">
            <text:p text:style-name="P20"><text:span text:style-name="LOKeystroke">Esc</text:span></text:p>
          </table:table-cell>
          <table:table-cell table:style-name="Table8.A2" office:value-type="string">
            <text:p text:style-name="P20">Zavře se otevřená nabídka.</text:p>
          </table:table-cell>
        </table:table-row>
        <table:table-row table:style-name="Table8.4">
          <table:table-cell table:style-name="Table8.A2" office:value-type="string">
            <text:p text:style-name="P20"><text:span text:style-name="LOKeystroke">F6</text:span></text:p>
          </table:table-cell>
          <table:table-cell table:style-name="Table8.A2" office:value-type="string">
            <text:p text:style-name="P20">Opakované stisknutí <text:span text:style-name="LOKeystroke">F6</text:span> opětovně aktivuje následující objekty:</text:p>
            <text:list xml:id="list1439745660" text:style-name="L1">
              <text:list-item>
                <text:p text:style-name="P42">Hlavní nabídka</text:p>
              </text:list-item>
              <text:list-item>
                <text:p text:style-name="P42">Každou nástrojovou lištu ve směru shora dolů a zleva doprava</text:p>
              </text:list-item>
              <text:list-item>
                <text:p text:style-name="P42">Všechna volná okna zleva doprava</text:p>
              </text:list-item>
              <text:list-item>
                <text:p text:style-name="P42">Dokument</text:p>
              </text:list-item>
            </text:list>
          </table:table-cell>
        </table:table-row>
        <table:table-row table:style-name="Table8.5">
          <table:table-cell table:style-name="Table8.A2" office:value-type="string">
            <text:p text:style-name="P20"><text:span text:style-name="LOKeystroke">Shift+F6</text:span></text:p>
          </table:table-cell>
          <table:table-cell table:style-name="Table8.A2" office:value-type="string">
            <text:p text:style-name="P20">Objekty se aktivují v opačném pořadí.</text:p>
          </table:table-cell>
        </table:table-row>
        <table:table-row table:style-name="Table8.6">
          <table:table-cell table:style-name="Table8.A2" office:value-type="string">
            <text:p text:style-name="P20"><text:span text:style-name="LOKeystroke">Ctrl+F6</text:span></text:p>
          </table:table-cell>
          <table:table-cell table:style-name="Table8.A2" office:value-type="string">
            <text:p text:style-name="P20">Aktivuje se dokument.</text:p>
          </table:table-cell>
        </table:table-row>
        <table:table-row table:style-name="Table8.7">
          <table:table-cell table:style-name="Table8.A2" office:value-type="string">
            <text:p text:style-name="P20"><text:span text:style-name="LOKeystroke">F10 </text:span>nebo<text:span text:style-name="LOKeystroke"> Alt</text:span></text:p>
          </table:table-cell>
          <table:table-cell table:style-name="Table8.A2" office:value-type="string">
            <text:p text:style-name="P20">Přepíná do hlavní nabídky a zpět.</text:p>
          </table:table-cell>
        </table:table-row>
        <table:table-row table:style-name="Table8.8">
          <table:table-cell table:style-name="Table8.A2" office:value-type="string">
            <text:p text:style-name="P20"><text:span text:style-name="LOKeystroke">Esc</text:span></text:p>
          </table:table-cell>
          <table:table-cell table:style-name="Table8.A2" office:value-type="string">
            <text:p text:style-name="P20">Zavře se otevřená nabídka.</text:p>
          </table:table-cell>
        </table:table-row>
      </table:table>
      <text:h text:style-name="P38" text:outline-level="2"><text:bookmark-start text:name="__RefHeading__9176_964876837"/>Přístup k příkazům hlavní nabídky<text:bookmark-end text:name="__RefHeading__9176_964876837"/></text:h>
      <text:p text:style-name="P6">Pokud stiskneme <text:span text:style-name="LOKeystroke">Alt</text:span> <text:span text:style-name="LOKeystroke"/> nebo <text:span text:style-name="LOKeystroke">F10</text:span>, otevřeme první položku v hlavní nabídce (podnabídku <text:span text:style-name="LOMenuPath">Soubor</text:span>). Pokud stiskneme <text:span text:style-name="LOKeystroke">šipku vpravo</text:span>, přejdeme na následující podnabídku, pokud stiskneme <text:span text:style-name="LOKeystroke">šipku vlevo</text:span>, přejdeme na předchozí podnabídku. Pomocí kláves <text:span text:style-name="LOKeystroke">Home</text:span> a <text:span text:style-name="LOKeystroke">End</text:span> přejdeme na první a poslední položku v hlavní nabídce.</text:p>
      <text:p text:style-name="P6">Klávesou <text:span text:style-name="LOKeystroke">šipka dolů</text:span> otevřeme vybranou podnabídku. An additional <text:span text:style-name="LOKeystroke">down-arrow</text:span> or <text:span text:style-name="LOKeystroke">up-arrow</text:span> moves the selection through the menu commands. The <text:span text:style-name="LOKeystroke">right-arrow</text:span> opens any existing submenus.</text:p>
      <text:p text:style-name="P6">Press <text:span text:style-name="LOKeystroke">Enter</text:span> to run the selected menu command.</text:p>
      <text:h text:style-name="P38" text:outline-level="2"><text:bookmark-start text:name="__RefHeading__2804_1683030460"/><text:alphabetical-index-mark text:string-value="příkazy nástrojové lišty"/>Running a toolbar command<text:bookmark-end text:name="__RefHeading__2804_1683030460"/></text:h>
      <text:p text:style-name="P6">Opakovaně stiskneme <text:span text:style-name="LOKeystroke">F6</text:span>, dokud se neaktivuje požadovaný panel nástrojů. Use the right and left arrows to select any icon on a horizontal toolbar. Similarly, use the up and down arrows to select any icon on a vertical toolbar. The <text:span text:style-name="LOKeystroke">Home</text:span> key selects the first icon on a toolbar, and the <text:span text:style-name="LOKeystroke">End</text:span> key the last.</text:p>
      <text:list xml:id="list192822025323569" text:continue-list="list2101209391" text:style-name="Heading_20_Note">
        <text:list-item>
          <text:p text:style-name="Heading_20_Note">Poznámka</text:p>
        </text:list-item>
      </text:list>
      <text:p text:style-name="Text_20_Note">If the first object in the toolbar has a<text:span text:style-name="T9">n editable</text:span> text field, like the <text:span text:style-name="LOMenuPath">Load URL</text:span> or the <text:span text:style-name="LOMenuPath">Paragraph Style</text:span>, the <text:span text:style-name="LOKeystroke">Home</text:span>, <text:span text:style-name="LOKeystroke">End</text:span>, <text:span text:style-name="LOKeystroke">Left</text:span> and <text:span text:style-name="LOKeystroke">Right</text:span> keys work on the text instead.</text:p>
      <text:p text:style-name="Text_20_body">Press <text:span text:style-name="LOKeystroke">Enter</text:span> to run the selected icon. Pokud vybraná ikona požaduje následné použití myši, například nakreslení čtverce nebo výběr objektu, potom stisk klávesy <text:span text:style-name="LOKeystroke">Enter</text:span> nepostačuje a je třeba stisknout <text:span text:style-name="LOKeystroke">Ctrl+Enter</text:span>.</text:p>
      <text:p text:style-name="Text_20_body"><text:soft-page-break/>Kombinaci <text:span text:style-name="LOKeystroke">Ctrl+Enter</text:span> stiskneme na ikoně nástroje pro vytváření grafických objektů. Objekt kresby se vloží do středu pohledu v přednastavené velikosti.</text:p>
      <text:p text:style-name="Text_20_body">Kombinaci <text:span text:style-name="LOKeystroke">Ctrl+Enter</text:span> stliskneme na ikoně nástroje pro výběr objektů. Pokud vybraný objekt chceme upravit nebo přesunout, musíme nejdříve stisknutím <text:span text:style-name="LOKeystroke">Ctrl+F6</text:span> aktivovat oblast dokumentu.</text:p>
      <text:h text:style-name="P28" text:outline-level="1"><text:bookmark-start text:name="__RefHeading__9178_964876837"/>Navigace a výběr pomocí klávesnice<text:bookmark-end text:name="__RefHeading__9178_964876837"/></text:h>
      <text:p text:style-name="P18">Procházet dokument a provádět výběr je možné i pomocí klávesnice.</text:p>
      <text:list xml:id="list3505077747" text:style-name="List_20_1">
        <text:list-item>
          <text:p text:style-name="P25">Pro přesun kurzoru stiskněte klávesu nebo kombinaci kláves podle následující tabulky.</text:p>
        </text:list-item>
        <text:list-item>
          <text:p text:style-name="P25">Pokud chceme znaky pod kurzorem vybrat, během jeho posunu přidržíme i klávesu <text:span text:style-name="LOKeystroke">Shift</text:span>.</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0"><text:span text:style-name="LOKeystroke">Šipka vlevo, vpravo</text:span></text:p>
          </table:table-cell>
          <table:table-cell table:style-name="Table14.B2" office:value-type="string">
            <text:p text:style-name="P20">Přesune kurzor o jeden znak vlevo nebo vpravo.</text:p>
          </table:table-cell>
          <table:table-cell table:style-name="Table14.C2" office:value-type="string">
            <text:p text:style-name="P20">Přesune kurzor o jedno slovo vlevo nebo vpravo.</text:p>
          </table:table-cell>
        </table:table-row>
        <table:table-row table:style-name="Table14.1">
          <table:table-cell table:style-name="Table14.A2" office:value-type="string">
            <text:p text:style-name="P20"><text:span text:style-name="LOKeystroke">Šipka nahoru, dolů</text:span></text:p>
          </table:table-cell>
          <table:table-cell table:style-name="Table14.B3" office:value-type="string">
            <text:p text:style-name="P20">Přesune kurzor o řádek nahoru nebo dolů.</text:p>
          </table:table-cell>
          <table:table-cell table:style-name="Table14.C3" office:value-type="string">
            <text:p text:style-name="P22">(<text:span text:style-name="LOKeystroke">Ctrl+Alt</text:span>) Moves the cursor up or down one paragraph.</text:p>
          </table:table-cell>
        </table:table-row>
        <table:table-row table:style-name="Table14.1">
          <table:table-cell table:style-name="Table14.A2" office:value-type="string">
            <text:p text:style-name="P20"><text:span text:style-name="LOKeystroke">Home</text:span></text:p>
          </table:table-cell>
          <table:table-cell table:style-name="Table14.B4" office:value-type="string">
            <text:p text:style-name="P20">Přesune kurzor na začátek aktuálního řádku.</text:p>
          </table:table-cell>
          <table:table-cell table:style-name="Table14.C2" office:value-type="string">
            <text:p text:style-name="P20">Přesune kurzor na začátek dokumentu.</text:p>
          </table:table-cell>
        </table:table-row>
        <table:table-row table:style-name="Table14.1">
          <table:table-cell table:style-name="Table14.A5" office:value-type="string">
            <text:p text:style-name="P20"><text:span text:style-name="LOKeystroke">End</text:span></text:p>
          </table:table-cell>
          <table:table-cell table:style-name="Table14.B5" office:value-type="string">
            <text:p text:style-name="P20">Přesune kurzor na konec aktuálního řádku.</text:p>
          </table:table-cell>
          <table:table-cell table:style-name="Table14.C5" office:value-type="string">
            <text:p text:style-name="P20">Kurzor se přesune na konec dokumentu</text:p>
          </table:table-cell>
        </table:table-row>
        <table:table-row table:style-name="Table14.1">
          <table:table-cell table:style-name="Table14.A6" office:value-type="string">
            <text:p text:style-name="P20"><text:span text:style-name="LOKeystroke">PgUp</text:span></text:p>
          </table:table-cell>
          <table:table-cell table:style-name="Table14.B6" office:value-type="string">
            <text:p text:style-name="P20">Přesune kurzor o stránku nahoru.</text:p>
          </table:table-cell>
          <table:table-cell table:style-name="Table14.C2" office:value-type="string">
            <text:p text:style-name="P20">Přesune kurzor do záhlaví.</text:p>
          </table:table-cell>
        </table:table-row>
        <table:table-row table:style-name="Table14.1">
          <table:table-cell table:style-name="Table14.A7" office:value-type="string">
            <text:p text:style-name="P20"><text:span text:style-name="LOKeystroke">PgDn</text:span></text:p>
          </table:table-cell>
          <table:table-cell table:style-name="Table14.B7" office:value-type="string">
            <text:p text:style-name="P20">Přesune kurzor o stránku dolů.</text:p>
          </table:table-cell>
          <table:table-cell table:style-name="Table14.C7" office:value-type="string">
            <text:p text:style-name="P20">Přesune kurzor do zápatí.</text:p>
          </table:table-cell>
        </table:table-row>
      </table:table>
      <text:h text:style-name="P28" text:outline-level="1"><text:bookmark-start text:name="__RefHeading__3057_280305268"/><text:alphabetical-index-mark text:string-value="Ovládání dialogových oken"/>Ovládání dialogových oken<text:bookmark-end text:name="__RefHeading__3057_280305268"/></text:h>
      <text:p text:style-name="P6"><text:bookmark-start text:name="__RefHeading__7992_1196992793"/>Když otevřeme libovolné dialogové okno, jeden z jeho prvků (tlačítko, zaškrtávací pole, vstupní pole nebo přepínací pole) je zvýrazněn nebo označen bodíkovaným obdélníkem. To znamená, že na tento prvek zaměřil.<text:bookmark-end text:name="__RefHeading__7992_1196992793"/></text:p>
      <table:table table:name="Table7" table:style-name="Table7">
        <table:table-column table:style-name="Table7.A"/>
        <table:table-column table:style-name="Table7.B"/>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row table:style-name="Table7.2">
          <table:table-cell table:style-name="Table7.A2" office:value-type="string">
            <text:p text:style-name="P20"><text:span text:style-name="LOKeystroke">Enter</text:span></text:p>
          </table:table-cell>
          <table:table-cell table:style-name="Table7.B2" office:value-type="string">
            <text:p text:style-name="P20">Aktivuje se vybrané tlačítko. Ve většině případů, pokud není aktivní žádné tlačítko, stisk <text:span text:style-name="LOKeystroke">Enter</text:span> je ekvivalentní kliknutí na tlačítko <text:span text:style-name="LOMenuPath">OK</text:span>.</text:p>
          </table:table-cell>
        </table:table-row>
        <table:table-row table:style-name="Table7.3">
          <table:table-cell table:style-name="Table7.B2" office:value-type="string">
            <text:p text:style-name="P20"><text:span text:style-name="LOKeystroke">Esc</text:span></text:p>
          </table:table-cell>
          <table:table-cell table:style-name="Table7.B3" office:value-type="string">
            <text:p text:style-name="P20">Dialogové okno se zavře bez uložení nebo použití změn provedených během jeho otevření. Ve většině případů platí, že stisknutí <text:span text:style-name="LOKeystroke">Esc</text:span> je ekvivalentní kliknutí na tlačítko Zrušit. Pokud je otevřen rozbalovací seznam, klávesa <text:span text:style-name="LOKeystroke">Esc</text:span> ho zavře.</text:p>
          </table:table-cell>
        </table:table-row>
        <table:table-row table:style-name="Table7.4">
          <table:table-cell table:style-name="Table7.A4" office:value-type="string">
            <text:p text:style-name="P20"><text:span text:style-name="LOKeystroke">Mezerník</text:span></text:p>
          </table:table-cell>
          <table:table-cell table:style-name="Table7.B2" office:value-type="string">
            <text:p text:style-name="P20">Zaškrtne prázdné zaškrtávací pole. Zruší se zaškrtnutí zaškrtávacího pole.</text:p>
          </table:table-cell>
        </table:table-row>
        <table:table-row table:style-name="Table7.5">
          <table:table-cell table:style-name="Table7.B2" office:value-type="string">
            <text:p text:style-name="P20"><text:span text:style-name="LOKeystroke">Šipka nahoru, dolů</text:span></text:p>
          </table:table-cell>
          <table:table-cell table:style-name="Table7.B5" office:value-type="string">
            <text:p text:style-name="P20">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0"><text:span text:style-name="LOKeystroke">Šipky doleva a doprava</text:span></text:p>
          </table:table-cell>
          <table:table-cell table:style-name="Table7.B2" office:value-type="string">
            <text:p text:style-name="P20">V rámci části dialogového okna se zaměření přesouvá ve vodorovném směru.</text:p>
          </table:table-cell>
        </table:table-row>
        <table:table-row table:style-name="Table7.7">
          <table:table-cell table:style-name="Table7.B2" office:value-type="string">
            <text:p text:style-name="P20"><text:span text:style-name="LOKeystroke">Tabulátor</text:span></text:p>
          </table:table-cell>
          <table:table-cell table:style-name="Table7.B7" office:value-type="string">
            <text:p text:style-name="P20">Zaměření se přesune na následující část nebo prvek dialogového okna.</text:p>
          </table:table-cell>
        </table:table-row>
        <table:table-row table:style-name="Table7.8">
          <table:table-cell table:style-name="Table7.B2" office:value-type="string">
            <text:p text:style-name="P20"><text:span text:style-name="LOKeystroke">Shift+Tabulátor</text:span></text:p>
          </table:table-cell>
          <table:table-cell table:style-name="Table7.B2" office:value-type="string">
            <text:p text:style-name="P20">Zaměření se vrátí na předchozí část nebo prvek dialogového okna.</text:p>
          </table:table-cell>
        </table:table-row>
        <table:table-row table:style-name="Table7.9">
          <table:table-cell table:style-name="Table7.B2" office:value-type="string">
            <text:p text:style-name="P20"><text:span text:style-name="LOKeystroke">Alt+šipka dolů</text:span></text:p>
          </table:table-cell>
          <table:table-cell table:style-name="Table7.B9" office:value-type="string">
            <text:p text:style-name="P20">Zobrazí se položky rozbalovacího seznamu.</text:p>
          </table:table-cell>
        </table:table-row>
      </table:table>
      <text:h text:style-name="P28" text:outline-level="1"><text:bookmark-start text:name="__RefHeading__9180_964876837"/><text:soft-page-break/>Controlling macros<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0"><text:span text:style-name="LOKeystroke"> Ctrl+*</text:span> (znak násobení, pouze na numerické klávesnici)</text:p>
          </table:table-cell>
          <table:table-cell table:style-name="Table1.B2" office:value-type="string">
            <text:p text:style-name="P20">Spustí pole makra (See Chapter 9 for more about macros.)</text:p>
          </table:table-cell>
        </table:table-row>
        <table:table-row table:style-name="Table1.1">
          <table:table-cell table:style-name="Table1.A2" office:value-type="string">
            <text:p text:style-name="P20"><text:span text:style-name="LOKeystroke">Shift+Ctrl+Q</text:span></text:p>
          </table:table-cell>
          <table:table-cell table:style-name="Table1.A2" office:value-type="string">
            <text:p text:style-name="P20">Běžící makro se zastaví.</text:p>
          </table:table-cell>
        </table:table-row>
      </table:table>
      <text:h text:style-name="P28"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0"><text:span text:style-name="LOKeystroke">Ctrl+F4</text:span> nebo <text:span text:style-name="LOKeystroke">Alt+F4</text:span></text:p>
          </table:table-cell>
          <table:table-cell table:style-name="Table5.A2" office:value-type="string">
            <text:p text:style-name="P20">Aktuální dokument se zavře. Pokud je zavřený poslední otevřený dokument, zavře se celý LibreOffice.</text:p>
          </table:table-cell>
        </table:table-row>
        <table:table-row table:style-name="Table5.1">
          <table:table-cell table:style-name="Table5.A2" office:value-type="string">
            <text:p text:style-name="P20"><text:span text:style-name="LOKeystroke">Ctrl+O</text:span></text:p>
          </table:table-cell>
          <table:table-cell table:style-name="Table5.B3" office:value-type="string">
            <text:p text:style-name="P20">Otevře se dialogové okno Otevřít dokument.</text:p>
          </table:table-cell>
        </table:table-row>
        <table:table-row table:style-name="Table5.1">
          <table:table-cell table:style-name="Table5.A2" office:value-type="string">
            <text:p text:style-name="P20"><text:span text:style-name="LOKeystroke">Ctrl+S</text:span></text:p>
          </table:table-cell>
          <table:table-cell table:style-name="Table5.A2" office:value-type="string">
            <text:p text:style-name="P20">Uloží aktuální dokument. Pokud pracujeme na dokumentu, který ještě nebyl uložen, zobrazí se dialogové okno Uložit jako.</text:p>
          </table:table-cell>
        </table:table-row>
        <table:table-row table:style-name="Table5.1">
          <table:table-cell table:style-name="Table5.A2" office:value-type="string">
            <text:p text:style-name="P20"><text:span text:style-name="LOKeystroke">Ctrl+N</text:span></text:p>
          </table:table-cell>
          <table:table-cell table:style-name="Table5.B5" office:value-type="string">
            <text:p text:style-name="P20">Vytvoří nový dokument.</text:p>
          </table:table-cell>
        </table:table-row>
        <table:table-row table:style-name="Table5.1">
          <table:table-cell table:style-name="Table5.A2" office:value-type="string">
            <text:p text:style-name="P20"><text:span text:style-name="LOKeystroke">Shift+Ctrl+N</text:span></text:p>
          </table:table-cell>
          <table:table-cell table:style-name="Table5.A2" office:value-type="string">
            <text:p text:style-name="P20">Otevře se dialogové okno Šablony a dokumenty.</text:p>
          </table:table-cell>
        </table:table-row>
        <table:table-row table:style-name="Table5.1">
          <table:table-cell table:style-name="Table5.A2" office:value-type="string">
            <text:p text:style-name="P20"><text:span text:style-name="LOKeystroke">Ctrl+P</text:span></text:p>
          </table:table-cell>
          <table:table-cell table:style-name="Table5.B7" office:value-type="string">
            <text:p text:style-name="P20">Otevře se dialogové okno Tisk.</text:p>
          </table:table-cell>
        </table:table-row>
        <table:table-row table:style-name="Table5.1">
          <table:table-cell table:style-name="Table5.A2" office:value-type="string">
            <text:p text:style-name="P20"><text:span text:style-name="LOKeystroke">Ctrl+Q</text:span></text:p>
          </table:table-cell>
          <table:table-cell table:style-name="Table5.A2" office:value-type="string">
            <text:p text:style-name="P20">Aplikace se zavře.</text:p>
          </table:table-cell>
        </table:table-row>
        <table:table-row table:style-name="Table5.1">
          <table:table-cell table:style-name="Table5.A2" office:value-type="string">
            <text:p text:style-name="P20"><text:span text:style-name="LOKeystroke">Del</text:span></text:p>
          </table:table-cell>
          <table:table-cell table:style-name="Table5.B9" office:value-type="string">
            <text:p text:style-name="P21">V dialogových oknech Uložit a Otevřít se odstraní vybrané soubory a složky. Items can be retrieved from the Recycle Bin (Trash), if your desktop has one.</text:p>
          </table:table-cell>
        </table:table-row>
        <table:table-row table:style-name="Table5.1">
          <table:table-cell table:style-name="Table5.A2" office:value-type="string">
            <text:p text:style-name="P20"><text:span text:style-name="LOKeystroke">Shift+Del</text:span></text:p>
          </table:table-cell>
          <table:table-cell table:style-name="Table5.A2" office:value-type="string">
            <text:p text:style-name="P20">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0"><text:span text:style-name="LOKeystroke">Backspace</text:span></text:p>
          </table:table-cell>
          <table:table-cell table:style-name="Table5.B11" office:value-type="string">
            <text:p text:style-name="P20">In the Save and Open dialogs, shows contents of the current directory’s parent folder. </text:p>
          </table:table-cell>
        </table:table-row>
      </table:table>
      <text:h text:style-name="P31"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row table:style-name="Table6.1">
          <table:table-cell table:style-name="Table6.A1" office:value-type="string">
            <text:p text:style-name="Standard">Klávesové zkratky</text:p>
          </table:table-cell>
          <table:table-cell table:style-name="Table6.A1" office:value-type="string">
            <text:p text:style-name="Standard">Výsledek</text:p>
          </table:table-cell>
        </table:table-row>
        <table:table-row table:style-name="Table6.2">
          <table:table-cell table:style-name="Table6.A2" office:value-type="string">
            <text:p text:style-name="P20"><text:span text:style-name="LOKeystroke">Ctrl+X, Shift+Del</text:span></text:p>
          </table:table-cell>
          <table:table-cell table:style-name="Table6.B2" office:value-type="string">
            <text:p text:style-name="P20">Vybrané položky se vyjmou.</text:p>
          </table:table-cell>
        </table:table-row>
        <table:table-row table:style-name="Table6.3">
          <table:table-cell table:style-name="Table6.A2" office:value-type="string">
            <text:p text:style-name="P20"><text:span text:style-name="LOKeystroke">Ctrl+C, Ctrl+Ins</text:span></text:p>
          </table:table-cell>
          <table:table-cell table:style-name="Table6.A2" office:value-type="string">
            <text:p text:style-name="P20">Copies selected items to the clipboard.</text:p>
          </table:table-cell>
        </table:table-row>
        <table:table-row table:style-name="Table6.4">
          <table:table-cell table:style-name="Table6.A2" office:value-type="string">
            <text:p text:style-name="P20"><text:span text:style-name="LOKeystroke">Ctrl+V, Shift+Ins</text:span></text:p>
          </table:table-cell>
          <table:table-cell table:style-name="Table6.B2" office:value-type="string">
            <text:p text:style-name="P20">Zkopírované nebo vyjmuté položky se vloží ze systémové schránky na místo kurzoru.</text:p>
          </table:table-cell>
        </table:table-row>
        <table:table-row table:style-name="Table6.5">
          <table:table-cell table:style-name="Table6.A2" office:value-type="string">
            <text:p text:style-name="P20"><text:span text:style-name="LOKeystroke">Ctrl+Shift+V</text:span></text:p>
          </table:table-cell>
          <table:table-cell table:style-name="Table6.A2" office:value-type="string">
            <text:p text:style-name="P20">Otevře dialogové okno Vložit jinak.</text:p>
          </table:table-cell>
        </table:table-row>
        <table:table-row table:style-name="Table6.6">
          <table:table-cell table:style-name="Table6.A2" office:value-type="string">
            <text:p text:style-name="P20"><text:span text:style-name="LOKeystroke">Ctrl+A</text:span></text:p>
          </table:table-cell>
          <table:table-cell table:style-name="Table6.B2" office:value-type="string">
            <text:p text:style-name="P20">Vybere vše.</text:p>
          </table:table-cell>
        </table:table-row>
        <table:table-row table:style-name="Table6.7">
          <table:table-cell table:style-name="Table6.A2" office:value-type="string">
            <text:p text:style-name="P20"><text:span text:style-name="LOKeystroke">Ctrl+Z</text:span></text:p>
          </table:table-cell>
          <table:table-cell table:style-name="Table6.A2" office:value-type="string">
            <text:p text:style-name="P20">Vrátí poslední akci.</text:p>
          </table:table-cell>
        </table:table-row>
        <table:table-row table:style-name="Table6.8">
          <table:table-cell table:style-name="Table6.A2" office:value-type="string">
            <text:p text:style-name="P20"><text:span text:style-name="LOKeystroke">Ctrl+Y</text:span></text:p>
          </table:table-cell>
          <table:table-cell table:style-name="Table6.B2" office:value-type="string">
            <text:p text:style-name="P20">Znovu provede poslední akci.</text:p>
          </table:table-cell>
        </table:table-row>
        <table:table-row table:style-name="Table6.9">
          <table:table-cell table:style-name="Table6.A2" office:value-type="string">
            <text:p text:style-name="P20"><text:span text:style-name="LOKeystroke">Ctrl+Shift+Y</text:span></text:p>
          </table:table-cell>
          <table:table-cell table:style-name="Table6.A2" office:value-type="string">
            <text:p text:style-name="P20">Zopakuje poslední příkaz.</text:p>
          </table:table-cell>
        </table:table-row>
        <table:table-row table:style-name="Table6.10">
          <table:table-cell table:style-name="Table6.A2" office:value-type="string">
            <text:p text:style-name="P20"><text:span text:style-name="LOKeystroke">Ctrl+F</text:span></text:p>
          </table:table-cell>
          <table:table-cell table:style-name="Table6.B2" office:value-type="string">
            <text:p text:style-name="P20">Zobrazí nástrojou lištu Najít</text:p>
          </table:table-cell>
        </table:table-row>
        <table:table-row table:style-name="Table6.11">
          <table:table-cell table:style-name="Table6.A2" office:value-type="string">
            <text:p text:style-name="P20"><text:span text:style-name="LOKeystroke">Ctrl+H</text:span></text:p>
          </table:table-cell>
          <table:table-cell table:style-name="Table6.A2" office:value-type="string">
            <text:p text:style-name="P20">Zobrazí se dialogové okno Najít a nahradit</text:p>
          </table:table-cell>
        </table:table-row>
        <table:table-row table:style-name="Table6.12">
          <table:table-cell table:style-name="Table6.A2" office:value-type="string">
            <text:p text:style-name="P20"><text:span text:style-name="LOKeystroke">Ctrl+Shift+F</text:span></text:p>
          </table:table-cell>
          <table:table-cell table:style-name="Table6.B2" office:value-type="string">
            <text:p text:style-name="P20">Vyhledá posledně hledaný termín.</text:p>
          </table:table-cell>
        </table:table-row>
        <table:table-row table:style-name="Table6.13">
          <table:table-cell table:style-name="Table6.A2" office:value-type="string">
            <text:p text:style-name="P20"><text:span text:style-name="LOKeystroke">Ctrl+Shift+R</text:span></text:p>
          </table:table-cell>
          <table:table-cell table:style-name="Table6.A2" office:value-type="string">
            <text:p text:style-name="P20">Obnoví (překreslí) se zobrazení dokumentu.</text:p>
          </table:table-cell>
        </table:table-row>
        <table:table-row table:style-name="Table6.14">
          <table:table-cell table:style-name="Table6.A2" office:value-type="string">
            <text:p text:style-name="P20"><text:span text:style-name="LOKeystroke">Ctrl+Shift+I</text:span></text:p>
          </table:table-cell>
          <table:table-cell table:style-name="Table6.A2" office:value-type="string">
            <text:p text:style-name="P20">Zobrazí se nebo skryje kurzor v textu jen pro čtení.</text:p>
          </table:table-cell>
        </table:table-row>
      </table:table>
      <text:h text:style-name="P32" text:outline-level="1"><text:bookmark-start text:name="__RefHeading__4070_474125404"/><text:soft-page-break/>Selecting rows and columns in a <text:alphabetical-index-mark text:string-value="databázové tabulky"/>database table opened by Ctrl+Shift+F4<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0"><text:span text:style-name="LOKeystroke">Mezerník</text:span></text:p>
          </table:table-cell>
          <table:table-cell table:style-name="Table9.B2" office:value-type="string">
            <text:p text:style-name="P20">Přepíná výběr řádku (pokud není řádek v režimu úprav).</text:p>
          </table:table-cell>
        </table:table-row>
        <table:table-row table:style-name="Table9.1">
          <table:table-cell table:style-name="Table9.A2" office:value-type="string">
            <text:p text:style-name="P20"><text:span text:style-name="LOKeystroke">Ctrl+Mezerník</text:span></text:p>
          </table:table-cell>
          <table:table-cell table:style-name="Table9.A2" office:value-type="string">
            <text:p text:style-name="P20">Přepne se výběr řádku.</text:p>
          </table:table-cell>
        </table:table-row>
        <table:table-row table:style-name="Table9.1">
          <table:table-cell table:style-name="Table9.A2" office:value-type="string">
            <text:p text:style-name="P20"><text:span text:style-name="LOKeystroke">Shift+Mezerník</text:span></text:p>
          </table:table-cell>
          <table:table-cell table:style-name="Table9.B2" office:value-type="string">
            <text:p text:style-name="P20">Označí aktuální sloupec.</text:p>
          </table:table-cell>
        </table:table-row>
        <table:table-row table:style-name="Table9.1">
          <table:table-cell table:style-name="Table9.A2" office:value-type="string">
            <text:p text:style-name="P20"><text:span text:style-name="LOKeystroke">Ctrl+Page Up</text:span></text:p>
          </table:table-cell>
          <table:table-cell table:style-name="Table9.A2" office:value-type="string">
            <text:p text:style-name="P20">Kurzor se přesune na první řádek.</text:p>
          </table:table-cell>
        </table:table-row>
        <table:table-row table:style-name="Table9.1">
          <table:table-cell table:style-name="Table9.A2" office:value-type="string">
            <text:p text:style-name="P20"><text:span text:style-name="LOKeystroke">Ctrl+Page Down</text:span></text:p>
          </table:table-cell>
          <table:table-cell table:style-name="Table9.A2" office:value-type="string">
            <text:p text:style-name="P20">Kurzor se přesune na poslední řádek.</text:p>
          </table:table-cell>
        </table:table-row>
      </table:table>
      <text:h text:style-name="P28"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row table:style-name="Table13.1">
          <table:table-cell table:style-name="Table13.A2" office:value-type="string">
            <text:p text:style-name="P20">Pomocí <text:span text:style-name="LOKeystroke">F6</text:span> aktivujeme nástrojovou lištu. Pomocí <text:span text:style-name="LOKeystroke">šipky dolů</text:span> a <text:span text:style-name="LOKeystroke">vpravo</text:span> vybereme požadovanou ikonu na liště a stiskneme <text:span text:style-name="LOKeystroke">Ctrl+Enter</text:span></text:p>
          </table:table-cell>
          <table:table-cell table:style-name="Table13.B2" office:value-type="string">
            <text:p text:style-name="P20">Vloží objekt kresby.</text:p>
          </table:table-cell>
        </table:table-row>
        <table:table-row table:style-name="Table13.1">
          <table:table-cell table:style-name="Table13.A2" office:value-type="string">
            <text:p text:style-name="P20">Pomocí <text:span text:style-name="LOKeystroke">Ctrl+F6</text:span> aktivujeme plochu dokumentu a stiskneme <text:span text:style-name="LOKeystroke">Tab</text:span>.</text:p>
          </table:table-cell>
          <table:table-cell table:style-name="Table13.A2" office:value-type="string">
            <text:p text:style-name="P20">Vybere objekt kresby.</text:p>
          </table:table-cell>
        </table:table-row>
        <table:table-row table:style-name="Table13.1">
          <table:table-cell table:style-name="Table13.A2" office:value-type="string">
            <text:p text:style-name="P20"><text:span text:style-name="LOKeystroke">Tabulátor</text:span></text:p>
          </table:table-cell>
          <table:table-cell table:style-name="Table13.B2" office:value-type="string">
            <text:p text:style-name="P20">Vybere další objekt kresby.</text:p>
          </table:table-cell>
        </table:table-row>
        <table:table-row table:style-name="Table13.1">
          <table:table-cell table:style-name="Table13.A2" office:value-type="string">
            <text:p text:style-name="P20"><text:span text:style-name="LOKeystroke">Shift+Tabulátor</text:span></text:p>
          </table:table-cell>
          <table:table-cell table:style-name="Table13.A2" office:value-type="string">
            <text:p text:style-name="P20">Vybere předchozí objekt kresby.</text:p>
          </table:table-cell>
        </table:table-row>
        <table:table-row table:style-name="Table13.1">
          <table:table-cell table:style-name="Table13.A2" office:value-type="string">
            <text:p text:style-name="P20"><text:span text:style-name="LOKeystroke">Ctrl+Home</text:span></text:p>
          </table:table-cell>
          <table:table-cell table:style-name="Table13.B2" office:value-type="string">
            <text:p text:style-name="P20">Vybere první objekt kresby.</text:p>
          </table:table-cell>
        </table:table-row>
        <table:table-row table:style-name="Table13.1">
          <table:table-cell table:style-name="Table13.A2" office:value-type="string">
            <text:p text:style-name="P20"><text:span text:style-name="LOKeystroke">Ctrl+End</text:span></text:p>
          </table:table-cell>
          <table:table-cell table:style-name="Table13.A2" office:value-type="string">
            <text:p text:style-name="P20">Vybere poslední objekt kresby.</text:p>
          </table:table-cell>
        </table:table-row>
        <table:table-row table:style-name="Table13.1">
          <table:table-cell table:style-name="Table13.A2" office:value-type="string">
            <text:p text:style-name="P20"><text:span text:style-name="LOKeystroke">Esc</text:span></text:p>
          </table:table-cell>
          <table:table-cell table:style-name="Table13.B2" office:value-type="string">
            <text:p text:style-name="P20">Ukončí výběr objektů kresby.</text:p>
          </table:table-cell>
        </table:table-row>
        <table:table-row table:style-name="Table13.1">
          <table:table-cell table:style-name="Table13.A2" office:value-type="string">
            <text:p text:style-name="P20"><text:span text:style-name="LOKeystroke"> Esc</text:span> (v režimu ručního výběru)</text:p>
          </table:table-cell>
          <table:table-cell table:style-name="Table13.A2" office:value-type="string">
            <text:p text:style-name="P20">Ukončí režim ručního výběru a vrátí se do režimu výběru objektů.</text:p>
          </table:table-cell>
        </table:table-row>
        <table:table-row table:style-name="Table13.1">
          <table:table-cell table:style-name="Table13.A2" office:value-type="string">
            <text:p text:style-name="P20"><text:span text:style-name="LOKeystroke">Šipka nahoru/dolů/doleva/doprava</text:span></text:p>
          </table:table-cell>
          <table:table-cell table:style-name="Table13.B2" office:value-type="string">
            <text:p text:style-name="P20">Přesune vybraný bod (funkce pro přichycení k mřížce jsou dočasně vypnuty, ale koncové body se i tak přichytávají k sobě).</text:p>
          </table:table-cell>
        </table:table-row>
        <table:table-row table:style-name="Table13.1">
          <table:table-cell table:style-name="Table13.A2" office:value-type="string">
            <text:p text:style-name="P20"><text:span text:style-name="LOKeystroke">Alt+šipka nahoru/dolů/vlevo/vpravo</text:span></text:p>
          </table:table-cell>
          <table:table-cell table:style-name="Table13.A2" office:value-type="string">
            <text:p text:style-name="P20">Vybraný objekt se posune o jeden pixel (v režimu výběru objektu).</text:p>
            <text:p text:style-name="P20">Změní velikost objektu kresby (v režimu ručního výběru)</text:p>
            <text:p text:style-name="P20">Grafický objekt se otočí (v režimu rotace).</text:p>
            <text:p text:style-name="P20">Otevře se dialogové okno pro úpravu vlastností objektu kresby.</text:p>
            <text:p text:style-name="P20">Aktivuje režim Výběr bodů pro vybraný objekt kresby.</text:p>
          </table:table-cell>
        </table:table-row>
        <table:table-row table:style-name="Table13.1">
          <table:table-cell table:style-name="Table13.A2" office:value-type="string">
            <text:p text:style-name="P20"><text:span text:style-name="LOKeystroke">Mezerník</text:span></text:p>
          </table:table-cell>
          <table:table-cell table:style-name="Table13.B2" office:value-type="string">
            <text:p text:style-name="P20">Vybere bod objektu kresby (v režimu Výběr bodů) / Zruší výběr.</text:p>
            <text:p text:style-name="P20">Vybraný bod krátce blikne.</text:p>
          </table:table-cell>
        </table:table-row>
        <table:table-row table:style-name="Table13.1">
          <table:table-cell table:style-name="Table13.A2" office:value-type="string">
            <text:p text:style-name="P20"><text:span text:style-name="LOKeystroke">Shift+Mezerník</text:span></text:p>
          </table:table-cell>
          <table:table-cell table:style-name="Table13.A2" office:value-type="string">
            <text:p text:style-name="P20">Vybere další bod v režimu Výběr bodů.</text:p>
          </table:table-cell>
        </table:table-row>
        <table:table-row table:style-name="Table13.1">
          <table:table-cell table:style-name="Table13.A2" office:value-type="string">
            <text:p text:style-name="P20"><text:span text:style-name="LOKeystroke">Ctrl+Tab</text:span></text:p>
          </table:table-cell>
          <table:table-cell table:style-name="Table13.B2" office:value-type="string">
            <text:p text:style-name="P20">Vybere se následující bod grafického objektu (v režimu výběru bodů) / Zruší výběr.</text:p>
            <text:p text:style-name="P20">V režimu Otočení lze vybrat také střed otáčení.</text:p>
          </table:table-cell>
        </table:table-row>
        <table:table-row table:style-name="Table13.1">
          <table:table-cell table:style-name="Table13.A2" office:value-type="string">
            <text:p text:style-name="P20"><text:span text:style-name="LOKeystroke">Ctrl+Shift+Tab</text:span></text:p>
          </table:table-cell>
          <table:table-cell table:style-name="Table13.A2" office:value-type="string">
            <text:p text:style-name="P20">Vybere se předchozí bod grafického objektu (v režimu výběru bodů) / Zruší výběr.</text:p>
          </table:table-cell>
        </table:table-row>
        <table:table-row table:style-name="Table13.1">
          <table:table-cell table:style-name="Table13.A2" office:value-type="string">
            <text:p text:style-name="P20"><text:span text:style-name="LOKeystroke">Ctrl+Enter</text:span></text:p>
          </table:table-cell>
          <table:table-cell table:style-name="Table13.B2" office:value-type="string">
            <text:p text:style-name="P20">Do středu aktuálního pohledu se vloží nový objekt kresby s implicitní velikostí.</text:p>
          </table:table-cell>
        </table:table-row>
        <table:table-row table:style-name="Table13.1">
          <table:table-cell table:style-name="Table13.A2" office:value-type="string">
            <text:p text:style-name="P20"><text:span text:style-name="LOKeystroke">Ctrl+Enter</text:span> na ikoně Výběr</text:p>
          </table:table-cell>
          <table:table-cell table:style-name="Table13.A2" office:value-type="string">
            <text:p text:style-name="P20">Aktivuje první objekt kresby v dokumentu.</text:p>
          </table:table-cell>
        </table:table-row>
        <text:soft-page-break/>
        <table:table-row table:style-name="Table13.1">
          <table:table-cell table:style-name="Table13.A2" office:value-type="string">
            <text:p text:style-name="P20"><text:span text:style-name="LOKeystroke">Esc</text:span></text:p>
          </table:table-cell>
          <table:table-cell table:style-name="Table13.B2" office:value-type="string">
            <text:p text:style-name="P20">Opustí se režim výběru bodů. Poté se vybere objekt kresby.</text:p>
            <text:p text:style-name="P20">Upraví se bod grafického objektu (v režimu výběru bodů).</text:p>
          </table:table-cell>
        </table:table-row>
        <table:table-row table:style-name="Table13.1">
          <table:table-cell table:style-name="Table13.A2" office:value-type="string">
            <text:p text:style-name="P20">Jakákoliv textová nebo nebo numerická klávesa</text:p>
          </table:table-cell>
          <table:table-cell table:style-name="Table13.A2" office:value-type="string">
            <text:p text:style-name="P20">Pokud je vybraný grafický objekt, přepne se do režimu úpravy a kurzor se umístí na konec textu v objektu. Vloží se tisknutelný znak.</text:p>
          </table:table-cell>
        </table:table-row>
        <table:table-row table:style-name="Table13.1">
          <table:table-cell table:style-name="Table13.A2" office:value-type="string">
            <text:p text:style-name="P20">Klávesa <text:span text:style-name="LOKeystroke">Alt</text:span> při vytváření grafických objektů nebo při změně jejich velikosti</text:p>
          </table:table-cell>
          <table:table-cell table:style-name="Table13.B2" office:value-type="string">
            <text:p text:style-name="P20">Umístění středu objektu je pevné.</text:p>
          </table:table-cell>
        </table:table-row>
        <table:table-row table:style-name="Table13.1">
          <table:table-cell table:style-name="Table13.A2" office:value-type="string">
            <text:p text:style-name="P20">Klávesa <text:span text:style-name="LOKeystroke">Shift</text:span> při vytváření grafických objektů nebo při změně jejich velikosti</text:p>
          </table:table-cell>
          <table:table-cell table:style-name="Table13.A2" office:value-type="string">
            <text:p text:style-name="P20">Pevný poměr výšky a šířky objektu.</text:p>
          </table:table-cell>
        </table:table-row>
      </table:table>
      <text:h text:style-name="P28" text:outline-level="1"><text:bookmark-start text:name="__RefHeading__3071_280305268"/>Určení klávesových zkratek<text:bookmark-end text:name="__RefHeading__3071_280305268"/></text:h>
      <text:p text:style-name="P6">Kromě zabudovaných <text:alphabetical-index-mark text:string-value="přiřazení" text:key1="klávesové zkratky"/>klávesových zkratek uvedených v této příloze můžeme definovat i své vlastní zkratky. Více informací se nachází v kapitole 14, Přizpůsobení LibreOffice.</text:p>
      <text:h text:style-name="P28" text:outline-level="1"><text:bookmark-start text:name="__RefHeading__3073_280305268"/>Více informací<text:bookmark-end text:name="__RefHeading__3073_280305268"/></text:h>
      <text:p text:style-name="P8"><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Further reading</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Shortcut keys for drawing objects</text:chapter></text:p>
      </style:footer-left>
    </style:master-page>
    <style:master-page style:name="First_20_Page" style:display-name="First Page" style:page-layout-name="Mpm2" style:next-style-name="Standard"/>
    <style:master-page style:name="LOFrontMatter" style:page-layout-name="Mpm3">
      <style:footer>
        <text:p text:style-name="MP1"><text:title>Appendix A  Keyboard Shortcuts</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Appendix A  Keyboard Shortcut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20:23:23.539252000</meta:creation-date>
    <meta:editing-duration>PT18H41M19S</meta:editing-duration>
    <meta:editing-cycles>47</meta:editing-cycles>
    <meta:generator>LibreOffice/6.1.1.2$MacOSX_X86_64 LibreOffice_project/5d19a1bfa650b796764388cd8b33a5af1f5baa1b</meta:generator>
    <dc:title>Appendix A  Keyboard Shortcuts</dc:title>
    <meta:initial-creator>Jean Weber</meta:initial-creator>
    <dc:date>2018-09-18T19:28:21.467265771</dc:date>
    <dc:creator>Jean Weber</dc:creator>
    <meta:document-statistic meta:table-count="12" meta:image-count="1" meta:object-count="0" meta:page-count="9" meta:paragraph-count="292" meta:word-count="2180" meta:character-count="13263" meta:non-whitespace-character-count="11376"/>
    <meta:template xlink:type="simple" xlink:actuate="onRequest" xlink:title="LO_6.0_Chapter_Template" xlink:href="../../../../../../.config/libreoffice/4/user/template/LO_6.0_Chapter_Template.ott" meta:date="2018-05-18T16:58:07.217000000"/>
  </office:meta>
</office:document-meta>
</file>